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Arial" style:font-style-name="Regular" style:font-family-generic="swiss" style:font-pitch="variable" fo:font-size="12pt" style:font-size-asian="18pt" style:font-size-complex="18pt"/>
    </style:style>
    <style:style style:name="P2" style:family="paragraph">
      <style:paragraph-properties fo:margin-left="0cm" fo:margin-right="0cm" fo:text-indent="0cm"/>
      <style:text-properties fo:font-family="Arial" style:font-style-name="Regular" style:font-family-generic="swiss" style:font-pitch="variable" fo:font-size="11pt"/>
    </style:style>
    <style:style style:name="P3" style:family="paragraph">
      <style:paragraph-properties fo:text-align="center"/>
      <style:text-properties fo:font-family="Arial" style:font-style-name="Regular" style:font-family-generic="swiss" style:font-pitch="variable"/>
    </style:style>
    <style:style style:name="P4" style:family="paragraph">
      <style:paragraph-properties fo:margin-left="0cm" fo:margin-right="0cm" fo:text-align="center" fo:text-indent="0cm"/>
      <style:text-properties fo:font-family="Arial" style:font-style-name="Regular" style:font-family-generic="swiss" style:font-pitch="variable" fo:font-size="10pt" style:font-size-asian="18pt" style:font-size-complex="18pt"/>
    </style:style>
    <style:style style:name="T1" style:family="text">
      <style:text-properties fo:font-size="11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6" draw:layer="layout" svg:width="3cm" svg:height="1cm" svg:x="16.635cm" svg:y="0.635cm">
          <text:p text:style-name="P1">Start</text:p>
        </draw:rect>
        <draw:rect draw:style-name="gr1" draw:text-style-name="P1" draw:id="id15" draw:layer="layout" svg:width="3cm" svg:height="1cm" svg:x="16.635cm" svg:y="2.635cm">
          <text:p text:style-name="P1">Wait for digit</text:p>
        </draw:rect>
        <draw:custom-shape draw:style-name="gr2" draw:text-style-name="P1" draw:id="id2" draw:layer="layout" svg:width="4cm" svg:height="1.5cm" svg:x="22.635cm" svg:y="13.635cm">
          <text:p text:style-name="P1">Can match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1" draw:layer="layout" svg:width="6cm" svg:height="2cm" svg:x="15.135cm" svg:y="4.635cm">
          <text:p text:style-name="P1">Sending comple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1.171cm" svg:height="0.683cm" svg:x="20.632cm" svg:y="4.952cm">
          <draw:text-box>
            <text:p text:style-name="P2"><text:span text:style-name="T1">Yes</text:span></text:p>
          </draw:text-box>
        </draw:frame>
        <draw:connector draw:style-name="gr4" draw:text-style-name="P3" draw:layer="layout" svg:x1="21.135cm" svg:y1="5.634cm" svg:x2="24.634cm" svg:y2="13.635cm" draw:start-shape="id1" draw:start-glue-point="7" draw:end-shape="id2" draw:end-glue-point="4">
          <text:p/>
        </draw:connector>
        <draw:frame draw:style-name="gr3" draw:text-style-name="P2" draw:layer="layout" svg:width="1.171cm" svg:height="0.683cm" svg:x="26.135cm" svg:y="13.635cm">
          <draw:text-box>
            <text:p text:style-name="P2"><text:span text:style-name="T1">Yes</text:span></text:p>
          </draw:text-box>
        </draw:frame>
        <draw:frame draw:style-name="gr3" draw:text-style-name="P2" draw:layer="layout" svg:width="0.997cm" svg:height="0.683cm" svg:x="22.135cm" svg:y="13.635cm">
          <draw:text-box>
            <text:p text:style-name="P2"><text:span text:style-name="T1">No</text:span></text:p>
          </draw:text-box>
        </draw:frame>
        <draw:rect draw:style-name="gr1" draw:text-style-name="P1" draw:id="id3" draw:layer="layout" svg:width="3cm" svg:height="1.5cm" svg:x="26.035cm" svg:y="16.335cm">
          <text:p text:style-name="P1">PROCEEDING</text:p>
        </draw:rect>
        <draw:connector draw:style-name="gr4" draw:text-style-name="P3" draw:layer="layout" svg:x1="26.633cm" svg:y1="14.384cm" svg:x2="27.535cm" svg:y2="16.335cm" draw:start-shape="id2" draw:start-glue-point="7" draw:end-shape="id3" draw:end-glue-point="0">
          <text:p/>
        </draw:connector>
        <draw:rect draw:style-name="gr1" draw:text-style-name="P1" draw:id="id4" draw:layer="layout" svg:width="3cm" svg:height="1.5cm" svg:x="20.635cm" svg:y="16.335cm">
          <text:p text:style-name="P1">Invalid number</text:p>
          <text:p text:style-name="P1">format</text:p>
        </draw:rect>
        <draw:connector draw:style-name="gr4" draw:text-style-name="P3" draw:layer="layout" svg:x1="22.635cm" svg:y1="14.384cm" svg:x2="22.135cm" svg:y2="16.335cm" draw:start-shape="id2" draw:start-glue-point="5" draw:end-shape="id4" draw:end-glue-point="0">
          <text:p/>
        </draw:connector>
        <draw:frame draw:style-name="gr3" draw:text-style-name="P2" draw:layer="layout" svg:width="0.997cm" svg:height="0.683cm" svg:x="14.635cm" svg:y="4.952cm">
          <draw:text-box>
            <text:p text:style-name="P2"><text:span text:style-name="T1">No</text:span></text:p>
          </draw:text-box>
        </draw:frame>
        <draw:custom-shape draw:style-name="gr2" draw:text-style-name="P1" draw:id="id5" draw:layer="layout" svg:width="4.5cm" svg:height="2cm" svg:x="9.135cm" svg:y="6.635cm">
          <text:p text:style-name="P1">Can match 'o-'</text:p>
          <text:p text:style-name="P1">extension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3" draw:layer="layout" svg:x1="15.135cm" svg:y1="5.634cm" svg:x2="11.384cm" svg:y2="6.635cm" draw:start-shape="id1" draw:start-glue-point="5" draw:end-shape="id5" draw:end-glue-point="4">
          <text:p/>
        </draw:connector>
        <draw:custom-shape draw:style-name="gr2" draw:text-style-name="P1" draw:id="id6" draw:layer="layout" svg:width="4cm" svg:height="1.5cm" svg:x="2.635cm" svg:y="8.635cm">
          <text:p text:style-name="P1">extension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1.171cm" svg:height="0.683cm" svg:x="8.464cm" svg:y="6.452cm">
          <draw:text-box>
            <text:p text:style-name="P2"><text:span text:style-name="T1">Yes</text:span></text:p>
          </draw:text-box>
        </draw:frame>
        <draw:connector draw:style-name="gr4" draw:text-style-name="P3" draw:layer="layout" svg:x1="9.135cm" svg:y1="7.634cm" svg:x2="4.634cm" svg:y2="8.635cm" draw:start-shape="id5" draw:start-glue-point="5" draw:end-shape="id6" draw:end-glue-point="4">
          <text:p/>
        </draw:connector>
        <draw:frame draw:style-name="gr3" draw:text-style-name="P2" draw:layer="layout" svg:width="1.171cm" svg:height="0.683cm" svg:x="6.135cm" svg:y="8.635cm">
          <draw:text-box>
            <text:p text:style-name="P2"><text:span text:style-name="T1">Yes</text:span></text:p>
          </draw:text-box>
        </draw:frame>
        <draw:rect draw:style-name="gr1" draw:text-style-name="P1" draw:id="id7" draw:layer="layout" svg:width="3cm" svg:height="1.5cm" svg:x="5.635cm" svg:y="11.135cm">
          <text:p text:style-name="P1">Exit 0</text:p>
        </draw:rect>
        <draw:connector draw:style-name="gr4" draw:text-style-name="P3" draw:layer="layout" svg:x1="6.633cm" svg:y1="9.384cm" svg:x2="7.135cm" svg:y2="11.135cm" draw:start-shape="id6" draw:start-glue-point="7" draw:end-shape="id7" draw:end-glue-point="0">
          <text:p/>
        </draw:connector>
        <draw:rect draw:style-name="gr1" draw:text-style-name="P1" draw:id="id8" draw:layer="layout" svg:width="3cm" svg:height="1.5cm" svg:x="26.035cm" svg:y="18.835cm">
          <text:p text:style-name="P1">Exit 0</text:p>
        </draw:rect>
        <draw:connector draw:style-name="gr4" draw:text-style-name="P3" draw:layer="layout" svg:x1="27.535cm" svg:y1="17.835cm" svg:x2="27.535cm" svg:y2="18.835cm" draw:start-shape="id3" draw:end-shape="id8" draw:end-glue-point="0">
          <text:p/>
        </draw:connector>
        <draw:rect draw:style-name="gr1" draw:text-style-name="P1" draw:id="id9" draw:layer="layout" svg:width="3cm" svg:height="1.5cm" svg:x="20.635cm" svg:y="18.835cm">
          <text:p text:style-name="P1">Exit -1</text:p>
        </draw:rect>
        <draw:connector draw:style-name="gr4" draw:text-style-name="P3" draw:layer="layout" svg:x1="22.135cm" svg:y1="17.835cm" svg:x2="22.135cm" svg:y2="18.835cm" draw:start-shape="id4" draw:end-shape="id9">
          <text:p/>
        </draw:connector>
        <draw:custom-shape draw:style-name="gr2" draw:text-style-name="P1" draw:id="id10" draw:layer="layout" svg:width="4.5cm" svg:height="2cm" svg:x="9.135cm" svg:y="9.635cm">
          <text:p text:style-name="P1">Can match</text:p>
          <text:p text:style-name="P1">extens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1.384cm" svg:y1="8.635cm" svg:x2="11.384cm" svg:y2="9.635cm" draw:start-shape="id5" draw:start-glue-point="6" draw:end-shape="id10" draw:end-glue-point="4">
          <text:p/>
        </draw:connector>
        <draw:frame draw:style-name="gr3" draw:text-style-name="P2" draw:layer="layout" svg:width="0.997cm" svg:height="0.683cm" svg:x="13.638cm" svg:y="9.952cm">
          <draw:text-box>
            <text:p text:style-name="P2"><text:span text:style-name="T1">No</text:span></text:p>
          </draw:text-box>
        </draw:frame>
        <draw:frame draw:style-name="gr3" draw:text-style-name="P2" draw:layer="layout" svg:width="1.171cm" svg:height="0.683cm" svg:x="11.384cm" svg:y="11.635cm">
          <draw:text-box>
            <text:p text:style-name="P2"><text:span text:style-name="T1">Yes</text:span></text:p>
          </draw:text-box>
        </draw:frame>
        <draw:connector draw:style-name="gr4" draw:text-style-name="P3" draw:layer="layout" svg:x1="13.635cm" svg:y1="10.634cm" svg:x2="18.635cm" svg:y2="16.335cm" draw:start-shape="id10" draw:start-glue-point="7" draw:end-shape="id11" draw:end-glue-point="0">
          <text:p/>
        </draw:connector>
        <draw:connector draw:style-name="gr4" draw:text-style-name="P3" draw:layer="layout" svg:x1="11.384cm" svg:y1="11.635cm" svg:x2="11.384cm" svg:y2="13.135cm" draw:start-shape="id10" draw:start-glue-point="6" draw:end-shape="id12" draw:end-glue-point="4">
          <text:p/>
        </draw:connector>
        <draw:connector draw:style-name="gr4" draw:text-style-name="P3" draw:layer="layout" svg:x1="13.635cm" svg:y1="14.134cm" svg:x2="14.635cm" svg:y2="16.335cm" draw:start-shape="id12" draw:start-glue-point="7" draw:end-shape="id13" draw:end-glue-point="0">
          <text:p/>
        </draw:connector>
        <draw:custom-shape draw:style-name="gr2" draw:text-style-name="P1" draw:id="id12" draw:layer="layout" svg:width="4.5cm" svg:height="2cm" svg:x="9.135cm" svg:y="13.135cm">
          <text:p text:style-name="P1">Can match m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0.997cm" svg:height="0.683cm" svg:x="13.635cm" svg:y="13.452cm">
          <draw:text-box>
            <text:p text:style-name="P2"><text:span text:style-name="T1">No</text:span></text:p>
          </draw:text-box>
        </draw:frame>
        <draw:frame draw:style-name="gr3" draw:text-style-name="P2" draw:layer="layout" svg:width="0.997cm" svg:height="0.683cm" svg:x="11.384cm" svg:y="8.452cm">
          <draw:text-box>
            <text:p text:style-name="P2"><text:span text:style-name="T1">No</text:span></text:p>
          </draw:text-box>
        </draw:frame>
        <draw:frame draw:style-name="gr3" draw:text-style-name="P2" draw:layer="layout" svg:width="1.171cm" svg:height="0.683cm" svg:x="8.464cm" svg:y="13.452cm">
          <draw:text-box>
            <text:p text:style-name="P2"><text:span text:style-name="T1">Yes</text:span></text:p>
          </draw:text-box>
        </draw:frame>
        <draw:rect draw:style-name="gr1" draw:text-style-name="P1" draw:id="id13" draw:layer="layout" svg:width="3cm" svg:height="1.5cm" svg:x="13.135cm" svg:y="16.335cm">
          <text:p text:style-name="P1">PROCEEDING</text:p>
        </draw:rect>
        <draw:rect draw:style-name="gr1" draw:text-style-name="P1" draw:id="id14" draw:layer="layout" svg:width="3cm" svg:height="1.5cm" svg:x="13.135cm" svg:y="18.835cm">
          <text:p text:style-name="P1">Exit 0</text:p>
        </draw:rect>
        <draw:connector draw:style-name="gr4" draw:text-style-name="P3" draw:layer="layout" svg:x1="14.635cm" svg:y1="17.835cm" svg:x2="14.635cm" svg:y2="18.835cm" draw:start-shape="id13" draw:end-shape="id14" draw:end-glue-point="0">
          <text:p/>
        </draw:connector>
        <draw:connector draw:style-name="gr4" draw:text-style-name="P3" draw:layer="layout" svg:x1="2.635cm" svg:y1="9.384cm" svg:x2="1.439cm" svg:y2="9.376cm" draw:start-shape="id6" draw:start-glue-point="5">
          <text:p/>
        </draw:connector>
        <draw:connector draw:style-name="gr4" draw:text-style-name="P3" draw:layer="layout" svg:x1="18.135cm" svg:y1="3.635cm" svg:x2="18.134cm" svg:y2="4.635cm" draw:start-shape="id15" draw:start-glue-point="2" draw:end-shape="id1" draw:end-glue-point="4">
          <text:p/>
        </draw:connector>
        <draw:connector draw:style-name="gr4" draw:text-style-name="P3" draw:id="id19" draw:layer="layout" svg:x1="18.135cm" svg:y1="1.635cm" svg:x2="18.135cm" svg:y2="2.635cm" draw:start-shape="id16" draw:start-glue-point="2" draw:end-shape="id15" draw:end-glue-point="0">
          <text:p/>
        </draw:connector>
        <draw:frame draw:style-name="gr3" draw:text-style-name="P2" draw:layer="layout" svg:width="0.997cm" svg:height="0.683cm" svg:x="1.964cm" svg:y="8.635cm">
          <draw:text-box>
            <text:p text:style-name="P2"><text:span text:style-name="T1">No</text:span></text:p>
          </draw:text-box>
        </draw:frame>
        <draw:rect draw:style-name="gr1" draw:text-style-name="P1" draw:id="id11" draw:layer="layout" svg:width="3cm" svg:height="1.5cm" svg:x="17.135cm" svg:y="16.335cm">
          <text:p text:style-name="P1">Invalid number</text:p>
          <text:p text:style-name="P1">format</text:p>
        </draw:rect>
        <draw:rect draw:style-name="gr1" draw:text-style-name="P1" draw:id="id17" draw:layer="layout" svg:width="3cm" svg:height="1.5cm" svg:x="17.135cm" svg:y="18.835cm">
          <text:p text:style-name="P1">Exit -1</text:p>
        </draw:rect>
        <draw:connector draw:style-name="gr4" draw:text-style-name="P3" draw:layer="layout" svg:x1="18.635cm" svg:y1="17.835cm" svg:x2="18.635cm" svg:y2="18.835cm" draw:start-shape="id11" draw:end-shape="id17">
          <text:p/>
        </draw:connector>
        <draw:rect draw:style-name="gr1" draw:text-style-name="P4" draw:layer="layout" svg:width="4.5cm" svg:height="1.5cm" svg:x="22.135cm" svg:y="2.635cm">
          <text:p text:style-name="P4"><text:span text:style-name="T2">Note: T302 expiry behaves</text:span></text:p>
          <text:p text:style-name="P4"><text:span text:style-name="T2">like a “sending complete”</text:span></text:p>
        </draw:rect>
        <draw:connector draw:style-name="gr4" draw:text-style-name="P3" draw:id="id18" draw:layer="layout" draw:line-skew="4.499cm" svg:x1="11.384cm" svg:y1="15.135cm" svg:x2="1.433cm" svg:y2="4.327cm" draw:start-shape="id12" draw:start-glue-point="6">
          <text:p/>
        </draw:connector>
        <draw:connector draw:style-name="gr4" draw:text-style-name="P3" draw:layer="layout" draw:line-skew="-1.346cm" svg:x1="1.433cm" svg:y1="4.327cm" svg:x2="18.135cm" svg:y2="2.135cm" draw:start-shape="id18" draw:start-glue-point="3" draw:end-shape="id19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it" fo:country="IT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3-01T11:42:14</meta:creation-date>
    <dc:date>2006-03-01T12:32:46</dc:date>
    <dc:language>it-IT</dc:language>
    <meta:editing-cycles>3</meta:editing-cycles>
    <meta:editing-duration>PT50M35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